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1.5625in"/>
    </style:style>
    <style:style style:name="Table1.C" style:family="table-column">
      <style:table-column-properties style:column-width="3.4896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rsid="000ab722" officeooo:paragraph-rsid="000ab722"/>
    </style:style>
    <style:style style:name="P2" style:family="paragraph" style:parent-style-name="Preformatted_20_Text">
      <style:text-properties fo:font-style="normal" officeooo:rsid="000ab722" officeooo:paragraph-rsid="000ab722" style:font-style-asian="normal" style:font-style-complex="normal"/>
    </style:style>
    <style:style style:name="P3" style:family="paragraph" style:parent-style-name="Preformatted_20_Text">
      <style:text-properties officeooo:paragraph-rsid="000f2c57"/>
    </style:style>
    <style:style style:name="P4" style:family="paragraph" style:parent-style-name="Preformatted_20_Text">
      <style:text-properties officeooo:paragraph-rsid="00109fbb"/>
    </style:style>
    <style:style style:name="P5" style:family="paragraph" style:parent-style-name="Preformatted_20_Text">
      <style:text-properties fo:font-style="italic" style:font-style-asian="italic" style:font-style-complex="italic"/>
    </style:style>
    <style:style style:name="P6" style:family="paragraph" style:parent-style-name="Preformatted_20_Text">
      <style:text-properties fo:font-style="italic" officeooo:rsid="000ab722" officeooo:paragraph-rsid="000ab722" style:font-style-asian="italic" style:font-style-complex="italic"/>
    </style:style>
    <style:style style:name="P7" style:family="paragraph" style:parent-style-name="Preformatted_20_Text">
      <style:text-properties officeooo:rsid="0016432a" officeooo:paragraph-rsid="0016432a"/>
    </style:style>
    <style:style style:name="P8" style:family="paragraph" style:parent-style-name="Standard">
      <style:paragraph-properties fo:text-align="center" style:justify-single-word="false"/>
    </style:style>
    <style:style style:name="P9" style:family="paragraph" style:parent-style-name="Standard">
      <style:text-properties fo:color="#000000" style:font-name="Ubuntu Mono" fo:font-size="10.5pt" fo:font-style="normal" fo:font-weight="normal" officeooo:paragraph-rsid="000ab722" style:font-size-asian="10.5pt" style:font-style-asian="normal" style:font-weight-asian="normal"/>
    </style:style>
    <style:style style:name="P10" style:family="paragraph" style:parent-style-name="Standard">
      <style:text-properties fo:font-weight="bold" officeooo:rsid="0016432a" officeooo:paragraph-rsid="0016432a" style:font-weight-asian="bold" style:font-weight-complex="bold"/>
    </style:style>
    <style:style style:name="P11" style:family="paragraph" style:parent-style-name="Table_20_Contents">
      <style:text-properties officeooo:rsid="000ad3be" officeooo:paragraph-rsid="000ad3be"/>
    </style:style>
    <style:style style:name="P12" style:family="paragraph" style:parent-style-name="Table_20_Contents">
      <style:paragraph-properties fo:text-align="center" style:justify-single-word="false"/>
      <style:text-properties officeooo:rsid="000ad3be" officeooo:paragraph-rsid="000ad3b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rsid="000b1821" officeooo:paragraph-rsid="000b1821"/>
    </style:style>
    <style:style style:name="P15" style:family="paragraph" style:parent-style-name="Table_20_Contents">
      <style:text-properties officeooo:rsid="000b1821" officeooo:paragraph-rsid="000b1821"/>
    </style:style>
    <style:style style:name="P16" style:family="paragraph" style:parent-style-name="Table_20_Contents">
      <style:text-properties officeooo:rsid="000bf35a" officeooo:paragraph-rsid="000bf35a"/>
    </style:style>
    <style:style style:name="P17" style:family="paragraph" style:parent-style-name="Table_20_Contents">
      <style:paragraph-properties fo:text-align="center" style:justify-single-word="false"/>
      <style:text-properties officeooo:rsid="000bf35a" officeooo:paragraph-rsid="000bf35a"/>
    </style:style>
    <style:style style:name="P18" style:family="paragraph" style:parent-style-name="Table_20_Contents">
      <style:paragraph-properties fo:text-align="center" style:justify-single-word="false"/>
      <style:text-properties officeooo:rsid="000d843e" officeooo:paragraph-rsid="000d843e"/>
    </style:style>
    <style:style style:name="P19" style:family="paragraph" style:parent-style-name="Table_20_Contents">
      <style:text-properties officeooo:rsid="000d843e" officeooo:paragraph-rsid="000d843e"/>
    </style:style>
    <style:style style:name="P20" style:family="paragraph" style:parent-style-name="Table_20_Contents">
      <style:text-properties officeooo:paragraph-rsid="000d843e"/>
    </style:style>
    <style:style style:name="P21" style:family="paragraph" style:parent-style-name="Table_20_Contents">
      <style:paragraph-properties fo:text-align="center" style:justify-single-word="false"/>
      <style:text-properties officeooo:rsid="000ebbfb" officeooo:paragraph-rsid="000ebbfb"/>
    </style:style>
    <style:style style:name="P22" style:family="paragraph" style:parent-style-name="Table_20_Contents">
      <style:text-properties officeooo:rsid="000ebbfb" officeooo:paragraph-rsid="000ebbfb"/>
    </style:style>
    <style:style style:name="P23" style:family="paragraph" style:parent-style-name="Table_20_Contents">
      <style:paragraph-properties fo:text-align="center" style:justify-single-word="false"/>
      <style:text-properties officeooo:rsid="000f2c57" officeooo:paragraph-rsid="000f2c57"/>
    </style:style>
    <style:style style:name="P24" style:family="paragraph" style:parent-style-name="Table_20_Contents">
      <style:text-properties officeooo:rsid="000f2c57" officeooo:paragraph-rsid="000f2c57"/>
    </style:style>
    <style:style style:name="P25" style:family="paragraph" style:parent-style-name="Text_20_body">
      <style:text-properties officeooo:rsid="000ab722" officeooo:paragraph-rsid="000ab722"/>
    </style:style>
    <style:style style:name="P26" style:family="paragraph" style:parent-style-name="Text_20_body">
      <style:text-properties officeooo:rsid="000ab722" officeooo:paragraph-rsid="000ad3be"/>
    </style:style>
    <style:style style:name="P27" style:family="paragraph" style:parent-style-name="Text_20_body">
      <style:text-properties officeooo:rsid="000ad3be" officeooo:paragraph-rsid="000ad3be"/>
    </style:style>
    <style:style style:name="P28" style:family="paragraph" style:parent-style-name="Text_20_body">
      <style:text-properties officeooo:paragraph-rsid="000f2c57"/>
    </style:style>
    <style:style style:name="P29" style:family="paragraph" style:parent-style-name="Text_20_body">
      <style:text-properties officeooo:rsid="00109fbb" officeooo:paragraph-rsid="00109fbb"/>
    </style:style>
    <style:style style:name="P30" style:family="paragraph" style:parent-style-name="Text_20_body">
      <style:text-properties fo:font-style="normal" officeooo:rsid="0011b36a" officeooo:paragraph-rsid="0011b36a" style:font-style-asian="normal" style:font-style-complex="normal"/>
    </style:style>
    <style:style style:name="P31" style:family="paragraph" style:parent-style-name="Text_20_body">
      <style:text-properties officeooo:rsid="00183588"/>
    </style:style>
    <style:style style:name="P32" style:family="paragraph" style:parent-style-name="Standard">
      <style:text-properties fo:font-weight="normal" officeooo:rsid="0016432a" officeooo:paragraph-rsid="0016432a" style:font-weight-asian="normal" style:font-weight-complex="normal"/>
    </style:style>
    <style:style style:name="P33" style:family="paragraph" style:parent-style-name="Heading_20_1">
      <style:text-properties officeooo:rsid="00109fbb" officeooo:paragraph-rsid="00109fbb"/>
    </style:style>
    <style:style style:name="P34" style:family="paragraph" style:parent-style-name="Heading_20_1">
      <style:text-properties officeooo:rsid="000ab722" officeooo:paragraph-rsid="000ab722"/>
    </style:style>
    <style:style style:name="P35" style:family="paragraph" style:parent-style-name="Heading_20_2">
      <style:text-properties officeooo:rsid="000f2c57" officeooo:paragraph-rsid="000f2c57"/>
    </style:style>
    <style:style style:name="T1" style:family="text">
      <style:text-properties officeooo:rsid="000ab722"/>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ad3be" style:font-style-asian="italic" style:font-weight-asian="bold" style:font-style-complex="italic" style:font-weight-complex="bold"/>
    </style:style>
    <style:style style:name="T5" style:family="text">
      <style:text-properties fo:font-style="italic" fo:font-weight="bold" officeooo:rsid="000bf35a" style:font-style-asian="italic" style:font-weight-asian="bold" style:font-style-complex="italic" style:font-weight-complex="bold"/>
    </style:style>
    <style:style style:name="T6" style:family="text">
      <style:text-properties fo:font-style="italic" fo:font-weight="bold" officeooo:rsid="000d843e"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1b36a" style:font-style-asian="normal" style:font-style-complex="normal"/>
    </style:style>
    <style:style style:name="T10" style:family="text">
      <style:text-properties fo:font-style="normal" officeooo:rsid="00134161"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officeooo:rsid="000ad3be"/>
    </style:style>
    <style:style style:name="T13" style:family="text">
      <style:text-properties fo:font-weight="bold" style:font-weight-asian="bold" style:font-weight-complex="bold"/>
    </style:style>
    <style:style style:name="T14" style:family="text">
      <style:text-properties fo:font-weight="bold" officeooo:rsid="00103193"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03193" style:font-weight-asian="normal" style:font-weight-complex="normal"/>
    </style:style>
    <style:style style:name="T17" style:family="text">
      <style:text-properties officeooo:rsid="000bf35a"/>
    </style:style>
    <style:style style:name="T18" style:family="text">
      <style:text-properties officeooo:rsid="000d843e"/>
    </style:style>
    <style:style style:name="T19" style:family="text">
      <style:text-properties officeooo:rsid="000ebbfb"/>
    </style:style>
    <style:style style:name="T20" style:family="text">
      <style:text-properties officeooo:rsid="000f2c57"/>
    </style:style>
    <style:style style:name="T21" style:family="text">
      <style:text-properties fo:color="#ffff00" style:font-name="Liberation Mono" fo:font-size="10pt" fo:font-weight="bold" officeooo:rsid="000f2c57" style:font-name-asian="Noto Sans Mono CJK SC" style:font-size-asian="10pt" style:font-name-complex="Liberation Mono" style:font-size-complex="10pt"/>
    </style:style>
    <style:style style:name="T22" style:family="text">
      <style:text-properties fo:color="#ffff00" style:font-name="Liberation Mono" fo:font-size="10pt" fo:font-weight="bold" officeooo:rsid="00109fbb" style:font-name-asian="Noto Sans Mono CJK SC" style:font-size-asian="10pt" style:font-name-complex="Liberation Mono" style:font-size-complex="10pt"/>
    </style:style>
    <style:style style:name="T23" style:family="text">
      <style:text-properties fo:color="#ffff00" style:font-name="Liberation Mono" fo:font-size="10pt" fo:font-weight="bold" officeooo:rsid="0014ed20" style:font-name-asian="Noto Sans Mono CJK SC" style:font-size-asian="10pt" style:font-name-complex="Liberation Mono" style:font-size-complex="10pt"/>
    </style:style>
    <style:style style:name="T24" style:family="text">
      <style:text-properties officeooo:rsid="00103193"/>
    </style:style>
    <style:style style:name="T25" style:family="text">
      <style:text-properties officeooo:rsid="00109fbb"/>
    </style:style>
    <style:style style:name="T26" style:family="text">
      <style:text-properties style:font-name="Liberation Mono" fo:font-size="10pt" fo:font-weight="bold" style:font-size-asian="10pt" style:font-weight-asian="bold" style:font-size-complex="10pt" style:font-weight-complex="bold"/>
    </style:style>
    <style:style style:name="T27" style:family="text">
      <style:text-properties officeooo:rsid="001341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ini <text:span text:style-name="T1">file for clients</text:span></text:p>
      <text:p text:style-name="P25">If you want to run the command line client for OA4MP in QDL, then it can accept ini files rather than the standard XML file as a configuration. This blurb documents that.</text:p>
      <text:h text:style-name="P33" text:outline-level="1">Usage</text:h>
      <text:p text:style-name="P29">You can use this with the command line client module, so a typical invocation would be</text:p>
      <text:p text:style-name="P4"><text:span text:style-name="T25"><text:s text:c="3"/>j_use(</text:span>'<text:span text:style-name="T23">ini</text:span>');</text:p>
      <text:p text:style-name="P4"><text:span text:style-name="T25">true</text:span><text:line-break/> <text:s text:c="2"/>init('/<text:span text:style-name="T22">path</text:span>/<text:span text:style-name="T22">to</text:span>/<text:span text:style-name="T22">ini</text:span>/<text:span text:style-name="T22">files</text:span>/clients.ini','<text:span text:style-name="T22">name_of_client</text:span>');<text:line-break/><text:span text:style-name="T25">true</text:span></text:p>
      <text:p text:style-name="Text_20_body"><text:span text:style-name="T25">The command line client (which is now local to the current workspace) has been initialized and is ready for use with the client named <text:s/></text:span><text:span text:style-name="T26">name_of_client </text:span><text:span text:style-name="T25">(this is the name of the section in the ini file with the client configuration – see below).</text:span></text:p>
      <text:h text:style-name="P34" text:outline-level="1">The basics</text:h>
      <text:p text:style-name="P25">The basic format for an ini file is</text:p>
      <text:p text:style-name="P1">[name0]</text:p>
      <text:p text:style-name="P1">id0:= <text:span text:style-name="T2">identifier</text:span></text:p>
      <text:p text:style-name="P2">extends:=name0, name1, name2, …</text:p>
      <text:p text:style-name="P2">// other entries</text:p>
      <text:p text:style-name="P2">[name1]</text:p>
      <text:p text:style-name="P2">id1 := <text:span text:style-name="T2">identifier</text:span></text:p>
      <text:p text:style-name="P6">//etc.</text:p>
      <text:p text:style-name="Text_20_body"/>
      <text:p text:style-name="P25">What this means is that the name of the client must be a standard ini identifier, not just an id. The <text:span text:style-name="T2">extends </text:span><text:span text:style-name="T8">keyword is a list of client names and the given client will inherit from them in order. (This allows for a very simpl</text:span><text:span text:style-name="T9">e</text:span><text:span text:style-name="T8"> multiple inheritance mechanism, by the way). <text:s/></text:span><text:span text:style-name="T9">In the list </text:span></text:p>
      <text:p text:style-name="Preformatted_20_Text"><text:s text:c="2"/>extends := id_0,id_1,...id_n</text:p>
      <text:p text:style-name="P30">The configuration for id_0 is overlaid with that of id_1, … id_n in turn and finally the current configuration is overlaid. Note that this will overlay each entry in the stem and not sort out any entries inside of those entries.</text:p>
      <text:h text:style-name="Heading_20_2" text:outline-level="2">Sections</text:h>
      <text:p text:style-name="P25">The ini file divides naturally into sections. These are</text:p>
      <table:table table:name="Table1" table:style-name="Table1">
        <table:table-column table:style-name="Table1.A"/>
        <table:table-column table:style-name="Table1.B"/>
        <table:table-column table:style-name="Table1.C"/>
        <table:table-row table:style-name="TableLine94782767175232">
          <table:table-cell table:style-name="Table1.A1" office:value-type="string">
            <text:p text:style-name="P27">Section</text:p>
          </table:table-cell>
          <table:table-cell table:style-name="Table1.A1" office:value-type="string">
            <text:p text:style-name="P12">Entries</text:p>
          </table:table-cell>
          <table:table-cell table:style-name="Table1.C1" office:value-type="string">
            <text:p text:style-name="P12">Description</text:p>
          </table:table-cell>
        </table:table-row>
        <table:table-row table:style-name="TableLine94782731833344">
          <table:table-cell table:style-name="Table1.A2" office:value-type="string">
            <text:p text:style-name="P27">(top)</text:p>
          </table:table-cell>
          <table:table-cell table:style-name="Table1.A2" office:value-type="string">
            <text:p text:style-name="P12"/>
          </table:table-cell>
          <table:table-cell table:style-name="Table1.C2" office:value-type="string">
            <text:p text:style-name="P11"><text:s text:c="3"/>The top level for the configuration.</text:p>
          </table:table-cell>
        </table:table-row>
        <table:table-row table:style-name="TableLine94782731833712">
          <table:table-cell table:style-name="Table1.A2" office:value-type="string">
            <text:p text:style-name="P27"/>
          </table:table-cell>
          <table:table-cell table:style-name="Table1.A2" office:value-type="string">
            <text:p text:style-name="P17">asset_lifetime</text:p>
          </table:table-cell>
          <table:table-cell table:style-name="Table1.C2" office:value-type="string">
            <text:p text:style-name="P16">If asset store cleanup is enabled, this determines how long an asset that is unused is permitted to <text:soft-page-break/>remain.</text:p>
          </table:table-cell>
        </table:table-row>
        <table:table-row table:style-name="TableLine94782731831296">
          <table:table-cell table:style-name="Table1.A2" office:value-type="string">
            <text:p text:style-name="P27"/>
          </table:table-cell>
          <table:table-cell table:style-name="Table1.A2" office:value-type="string">
            <text:p text:style-name="P14">callback</text:p>
          </table:table-cell>
          <table:table-cell table:style-name="Table1.C2" office:value-type="string">
            <text:p text:style-name="P15">The callback aka redirect uri for this client, if there is one. Not all clients have these.</text:p>
          </table:table-cell>
        </table:table-row>
        <table:table-row table:style-name="TableLine94782731821056">
          <table:table-cell table:style-name="Table1.A2" office:value-type="string">
            <text:p text:style-name="P27"/>
          </table:table-cell>
          <table:table-cell table:style-name="Table1.A2" office:value-type="string">
            <text:p text:style-name="P14">debug_level</text:p>
          </table:table-cell>
          <table:table-cell table:style-name="Table1.C2" office:value-type="string">
            <text:p text:style-name="P15">A string given the debug level. Allowed values are off, trace, info, warn, sever<text:span text:style-name="T17">e</text:span></text:p>
          </table:table-cell>
        </table:table-row>
        <table:table-row table:style-name="TableLine94782731809792">
          <table:table-cell table:style-name="Table1.A2" office:value-type="string">
            <text:p text:style-name="P27"/>
          </table:table-cell>
          <table:table-cell table:style-name="Table1.A2" office:value-type="string">
            <text:p text:style-name="P8">enable_asset_cleanup</text:p>
          </table:table-cell>
          <table:table-cell table:style-name="Table1.C2" office:value-type="string">
            <text:p text:style-name="Table_20_Contents"><text:span text:style-name="T17">If true will enable cleaning up old assets in the store. Default is </text:span><text:span text:style-name="T5">false</text:span>.</text:p>
          </table:table-cell>
        </table:table-row>
        <table:table-row table:style-name="TableLine94782731481088">
          <table:table-cell table:style-name="Table1.A2" office:value-type="string">
            <text:p text:style-name="P27"/>
          </table:table-cell>
          <table:table-cell table:style-name="Table1.A2" office:value-type="string">
            <text:p text:style-name="P8">enable_oidc</text:p>
          </table:table-cell>
          <table:table-cell table:style-name="Table1.C2" office:value-type="string">
            <text:p text:style-name="P15">Enable OIDC for this client. Default is <text:span text:style-name="T3">true</text:span>.</text:p>
          </table:table-cell>
        </table:table-row>
        <table:table-row table:style-name="TableLine94782731474944">
          <table:table-cell table:style-name="Table1.A2" office:value-type="string">
            <text:p text:style-name="P27"/>
          </table:table-cell>
          <table:table-cell table:style-name="Table1.A2" office:value-type="string">
            <text:p text:style-name="P12">jwks</text:p>
          </table:table-cell>
          <table:table-cell table:style-name="Table1.C2" office:value-type="string">
            <text:p text:style-name="P11">Path to the JSON web Keys on this system.</text:p>
          </table:table-cell>
        </table:table-row>
        <table:table-row table:style-name="TableLine94782731472896">
          <table:table-cell table:style-name="Table1.A2" office:value-type="string">
            <text:p text:style-name="P27"/>
          </table:table-cell>
          <table:table-cell table:style-name="Table1.A2" office:value-type="string">
            <text:p text:style-name="P12">scopes</text:p>
          </table:table-cell>
          <table:table-cell table:style-name="Table1.C2" office:value-type="string">
            <text:p text:style-name="P11">A list of scopes that this client will send</text:p>
          </table:table-cell>
        </table:table-row>
        <table:table-row table:style-name="TableLine94782731470848">
          <table:table-cell table:style-name="Table1.A2" office:value-type="string">
            <text:p text:style-name="P27"/>
          </table:table-cell>
          <table:table-cell table:style-name="Table1.A2" office:value-type="string">
            <text:p text:style-name="P12">id</text:p>
          </table:table-cell>
          <table:table-cell table:style-name="Table1.C2" office:value-type="string">
            <text:p text:style-name="P11">The identifier for this client</text:p>
          </table:table-cell>
        </table:table-row>
        <table:table-row table:style-name="TableLine94782731462656">
          <table:table-cell table:style-name="Table1.A2" office:value-type="string">
            <text:p text:style-name="P27"/>
          </table:table-cell>
          <table:table-cell table:style-name="Table1.A2" office:value-type="string">
            <text:p text:style-name="P12">kid</text:p>
          </table:table-cell>
          <table:table-cell table:style-name="Table1.C2" office:value-type="string">
            <text:p text:style-name="Table_20_Contents"><text:span text:style-name="T12">The </text:span><text:span text:style-name="T4">k</text:span><text:span text:style-name="T12">ey </text:span><text:span text:style-name="T4">id </text:span><text:span text:style-name="T12">for the JSON Web key that this client will use if it is using private key authorization</text:span></text:p>
          </table:table-cell>
        </table:table-row>
        <table:table-row table:style-name="TableLine94782731460608">
          <table:table-cell table:style-name="Table1.A2" office:value-type="string">
            <text:p text:style-name="P27"/>
          </table:table-cell>
          <table:table-cell table:style-name="Table1.A2" office:value-type="string">
            <text:p text:style-name="P12">extends</text:p>
          </table:table-cell>
          <table:table-cell table:style-name="Table1.C2" office:value-type="string">
            <text:p text:style-name="P16">list of configuration names, in order, from which this client inherits.</text:p>
          </table:table-cell>
        </table:table-row>
        <table:table-row table:style-name="TableLine94782731457536">
          <table:table-cell table:style-name="Table1.A2" office:value-type="string">
            <text:p text:style-name="P27"/>
          </table:table-cell>
          <table:table-cell table:style-name="Table1.A2" office:value-type="string">
            <text:p text:style-name="P12">secret</text:p>
          </table:table-cell>
          <table:table-cell table:style-name="Table1.C2" office:value-type="string">
            <text:p text:style-name="P11">The secret,if there is one, for this client to use if using client credentials</text:p>
          </table:table-cell>
        </table:table-row>
        <table:table-row table:style-name="TableLine94782731455488">
          <table:table-cell table:style-name="Table1.A2" office:value-type="string">
            <text:p text:style-name="P27"/>
          </table:table-cell>
          <table:table-cell table:style-name="Table1.A2" office:value-type="string">
            <text:p text:style-name="P17">skin</text:p>
          </table:table-cell>
          <table:table-cell table:style-name="Table1.C2" office:value-type="string">
            <text:p text:style-name="P16">If the service supports skins (i.e. custom look and feel), then you may pass this along</text:p>
          </table:table-cell>
        </table:table-row>
        <table:table-row table:style-name="TableLine94782714030080">
          <table:table-cell table:style-name="Table1.A2" office:value-type="string">
            <text:p text:style-name="P25">endpoints</text:p>
          </table:table-cell>
          <table:table-cell table:style-name="Table1.A2" office:value-type="string">
            <text:p text:style-name="P13"/>
          </table:table-cell>
          <table:table-cell table:style-name="Table1.C2" office:value-type="string">
            <text:p text:style-name="P11">The endpoints this client will use. See note below.</text:p>
          </table:table-cell>
        </table:table-row>
        <table:table-row table:style-name="TableLine94782714028032">
          <table:table-cell table:style-name="Table1.A2" office:value-type="string">
            <text:p text:style-name="P25"/>
          </table:table-cell>
          <table:table-cell table:style-name="Table1.A2" office:value-type="string">
            <text:p text:style-name="P14">authorization</text:p>
          </table:table-cell>
          <table:table-cell table:style-name="Table1.C2" office:value-type="string">
            <text:p text:style-name="P22">The authorization endpoint</text:p>
          </table:table-cell>
        </table:table-row>
        <table:table-row table:style-name="TableLine94782714022912">
          <table:table-cell table:style-name="Table1.A2" office:value-type="string">
            <text:p text:style-name="P25"/>
          </table:table-cell>
          <table:table-cell table:style-name="Table1.A2" office:value-type="string">
            <text:p text:style-name="P14">client_management</text:p>
          </table:table-cell>
          <table:table-cell table:style-name="Table1.C2" office:value-type="string">
            <text:p text:style-name="P22">The client management endpoint</text:p>
          </table:table-cell>
        </table:table-row>
        <table:table-row table:style-name="TableLine94782714020864">
          <table:table-cell table:style-name="Table1.A2" office:value-type="string">
            <text:p text:style-name="P25"/>
          </table:table-cell>
          <table:table-cell table:style-name="Table1.A2" office:value-type="string">
            <text:p text:style-name="P14">device</text:p>
          </table:table-cell>
          <table:table-cell table:style-name="Table1.C2" office:value-type="string">
            <text:p text:style-name="P22">The device flow endpoint</text:p>
          </table:table-cell>
        </table:table-row>
        <table:table-row table:style-name="TableLine94782714018816">
          <table:table-cell table:style-name="Table1.A2" office:value-type="string">
            <text:p text:style-name="P25"/>
          </table:table-cell>
          <table:table-cell table:style-name="Table1.A2" office:value-type="string">
            <text:p text:style-name="P14">introspection</text:p>
          </table:table-cell>
          <table:table-cell table:style-name="Table1.C2" office:value-type="string">
            <text:p text:style-name="P22">he introspection endpoint</text:p>
          </table:table-cell>
        </table:table-row>
        <table:table-row table:style-name="TableLine94782714016768">
          <table:table-cell table:style-name="Table1.A2" office:value-type="string">
            <text:p text:style-name="P25"/>
          </table:table-cell>
          <table:table-cell table:style-name="Table1.A2" office:value-type="string">
            <text:p text:style-name="P14">revocation</text:p>
          </table:table-cell>
          <table:table-cell table:style-name="Table1.C2" office:value-type="string">
            <text:p text:style-name="P22">The revocation endpoint</text:p>
          </table:table-cell>
        </table:table-row>
        <table:table-row table:style-name="TableLine94782713997312">
          <table:table-cell table:style-name="Table1.A2" office:value-type="string">
            <text:p text:style-name="P25"/>
          </table:table-cell>
          <table:table-cell table:style-name="Table1.A2" office:value-type="string">
            <text:p text:style-name="P14">token</text:p>
          </table:table-cell>
          <table:table-cell table:style-name="Table1.C2" office:value-type="string">
            <text:p text:style-name="P22">The token endpoint</text:p>
          </table:table-cell>
        </table:table-row>
        <table:table-row table:style-name="TableLine94782713931776">
          <table:table-cell table:style-name="Table1.A2" office:value-type="string">
            <text:p text:style-name="P25"/>
          </table:table-cell>
          <table:table-cell table:style-name="Table1.A2" office:value-type="string">
            <text:p text:style-name="P14">user_info</text:p>
          </table:table-cell>
          <table:table-cell table:style-name="Table1.C2" office:value-type="string">
            <text:p text:style-name="P22">The user information endpoint</text:p>
          </table:table-cell>
        </table:table-row>
        <table:table-row table:style-name="TableLine94782713932544">
          <table:table-cell table:style-name="Table1.A2" office:value-type="string">
            <text:p text:style-name="P25"/>
          </table:table-cell>
          <table:table-cell table:style-name="Table1.A2" office:value-type="string">
            <text:p text:style-name="P14">well_known</text:p>
          </table:table-cell>
          <table:table-cell table:style-name="Table1.C2" office:value-type="string">
            <text:p text:style-name="P22">The well-known endpoint</text:p>
          </table:table-cell>
        </table:table-row>
        <table:table-row table:style-name="TableLine94782732800528">
          <table:table-cell table:style-name="Table1.A2" office:value-type="string">
            <text:p text:style-name="P26">logging</text:p>
          </table:table-cell>
          <table:table-cell table:style-name="Table1.A2" office:value-type="string">
            <text:p text:style-name="P13"/>
          </table:table-cell>
          <table:table-cell table:style-name="Table1.C2" office:value-type="string">
            <text:p text:style-name="P15">Used for logging. If this is omitted, logging will be to standard out so it may get messy.</text:p>
          </table:table-cell>
        </table:table-row>
        <table:table-row table:style-name="TableLine94782732787792">
          <table:table-cell table:style-name="Table1.A2" office:value-type="string">
            <text:p text:style-name="P26"/>
          </table:table-cell>
          <table:table-cell table:style-name="Table1.A2" office:value-type="string">
            <text:p text:style-name="P18">count</text:p>
          </table:table-cell>
          <table:table-cell table:style-name="Table1.C2" office:value-type="string">
            <text:p text:style-name="P19">An integer. The number of log files in the rotation. Once a file reaches it maximum size, another one is opened. This determines how many there are. default is 2.</text:p>
          </table:table-cell>
        </table:table-row>
        <text:soft-page-break/>
        <table:table-row table:style-name="TableLine94782732788160">
          <table:table-cell table:style-name="Table1.A2" office:value-type="string">
            <text:p text:style-name="P26"/>
          </table:table-cell>
          <table:table-cell table:style-name="Table1.A2" office:value-type="string">
            <text:p text:style-name="P8">disable_log4j</text:p>
          </table:table-cell>
          <table:table-cell table:style-name="Table1.C2" office:value-type="string">
            <text:p text:style-name="P20"><text:span text:style-name="T18">Disable Log 4 Java. Since this is a dependency in many projects, this tell the system to aggressively track down instance and kill them. default is </text:span><text:span text:style-name="T6">true</text:span></text:p>
          </table:table-cell>
        </table:table-row>
        <table:table-row table:style-name="TableLine94782732781008">
          <table:table-cell table:style-name="Table1.A2" office:value-type="string">
            <text:p text:style-name="P26"/>
          </table:table-cell>
          <table:table-cell table:style-name="Table1.A2" office:value-type="string">
            <text:p text:style-name="P8">append_on</text:p>
          </table:table-cell>
          <table:table-cell table:style-name="Table1.C2" office:value-type="string">
            <text:p text:style-name="P20"><text:span text:style-name="T18">If appending entries to log files is enabled. Default is </text:span><text:span text:style-name="T6">false</text:span>. <text:span text:style-name="T19">This is used chiefly if a log file is written to by other applications and prevents the system from deleting old ones on start up.</text:span></text:p>
          </table:table-cell>
        </table:table-row>
        <table:table-row table:style-name="TableLine94782713906176">
          <table:table-cell table:style-name="Table1.A2" office:value-type="string">
            <text:p text:style-name="P26"/>
          </table:table-cell>
          <table:table-cell table:style-name="Table1.A2" office:value-type="string">
            <text:p text:style-name="P18">file</text:p>
          </table:table-cell>
          <table:table-cell table:style-name="Table1.C2" office:value-type="string">
            <text:p text:style-name="P19">The base name of the file to write to. Note that this will get suffices depending on the count, max size etc.</text:p>
          </table:table-cell>
        </table:table-row>
        <table:table-row table:style-name="TableLine94782714943488">
          <table:table-cell table:style-name="Table1.A2" office:value-type="string">
            <text:p text:style-name="P26"/>
          </table:table-cell>
          <table:table-cell table:style-name="Table1.A2" office:value-type="string">
            <text:p text:style-name="P18">max_size</text:p>
          </table:table-cell>
          <table:table-cell table:style-name="Table1.C2" office:value-type="string">
            <text:p text:style-name="P19">The largest (in bytes) a log file may be before rotation. Default is 10k.</text:p>
          </table:table-cell>
        </table:table-row>
        <table:table-row table:style-name="TableLine94782714938368">
          <table:table-cell table:style-name="Table1.A2" office:value-type="string">
            <text:p text:style-name="P26"/>
          </table:table-cell>
          <table:table-cell table:style-name="Table1.A2" office:value-type="string">
            <text:p text:style-name="P21">name</text:p>
          </table:table-cell>
          <table:table-cell table:style-name="Table1.C2" office:value-type="string">
            <text:p text:style-name="P22">The internal name for entries. It is possible to have several applications write to the same log file. This allows you to separate out the entries</text:p>
          </table:table-cell>
        </table:table-row>
        <table:table-row table:style-name="TableLine94782714936320">
          <table:table-cell table:style-name="Table1.A2" office:value-type="string">
            <text:p text:style-name="P11">assets</text:p>
          </table:table-cell>
          <table:table-cell table:style-name="Table1.A2" office:value-type="string">
            <text:p text:style-name="P13"/>
          </table:table-cell>
          <table:table-cell table:style-name="Table1.C2" office:value-type="string">
            <text:p text:style-name="P22">The asset store</text:p>
          </table:table-cell>
        </table:table-row>
        <table:table-row table:style-name="TableLine94782714934272">
          <table:table-cell table:style-name="Table1.A2" office:value-type="string">
            <text:p text:style-name="P11"/>
          </table:table-cell>
          <table:table-cell table:style-name="Table1.A2" office:value-type="string">
            <text:p text:style-name="P21">type</text:p>
          </table:table-cell>
          <table:table-cell table:style-name="Table1.C2" office:value-type="string">
            <text:p text:style-name="P22">fileStore or memoryStore. </text:p>
          </table:table-cell>
        </table:table-row>
        <table:table-row table:style-name="TableLine94782714931200">
          <table:table-cell table:style-name="Table1.A2" office:value-type="string">
            <text:p text:style-name="P11"><text:s/><text:span text:style-name="T19">(for file stores)</text:span></text:p>
          </table:table-cell>
          <table:table-cell table:style-name="Table1.A2" office:value-type="string">
            <text:p text:style-name="P21">path</text:p>
          </table:table-cell>
          <table:table-cell table:style-name="Table1.C2" office:value-type="string">
            <text:p text:style-name="P22">The base path for storage. Directories under this path are managed by the system</text:p>
          </table:table-cell>
        </table:table-row>
        <table:table-row table:style-name="TableLine94782714927104">
          <table:table-cell table:style-name="Table1.A2" office:value-type="string">
            <text:p text:style-name="P11"/>
          </table:table-cell>
          <table:table-cell table:style-name="Table1.A2" office:value-type="string">
            <text:p text:style-name="P8">remove_empty_files</text:p>
          </table:table-cell>
          <table:table-cell table:style-name="Table1.C2" office:value-type="string">
            <text:p text:style-name="P22">If there are empty files found, remove them. Default is <text:span text:style-name="T3">false</text:span></text:p>
          </table:table-cell>
        </table:table-row>
        <table:table-row table:style-name="TableLine94782714925056">
          <table:table-cell table:style-name="Table1.A2" office:value-type="string">
            <text:p text:style-name="P11"/>
          </table:table-cell>
          <table:table-cell table:style-name="Table1.A2" office:value-type="string">
            <text:p text:style-name="P8">remove_failed_file<text:span text:style-name="T19">s</text:span></text:p>
          </table:table-cell>
          <table:table-cell table:style-name="Table1.C2" office:value-type="string">
            <text:p text:style-name="P22">If an attempt is made to load a file and it fails, an attempt to remove the file is made. Default is <text:span text:style-name="T3">false</text:span></text:p>
          </table:table-cell>
        </table:table-row>
        <table:table-row table:style-name="TableLine94782714919936">
          <table:table-cell table:style-name="Table1.A2" office:value-type="string">
            <text:p text:style-name="P11"/>
          </table:table-cell>
          <table:table-cell table:style-name="Table1.A2" office:value-type="string">
            <text:p text:style-name="P13"/>
          </table:table-cell>
          <table:table-cell table:style-name="Table1.C2" office:value-type="string">
            <text:p text:style-name="P22"/>
          </table:table-cell>
        </table:table-row>
        <table:table-row table:style-name="TableLine94782714914816">
          <table:table-cell table:style-name="Table1.A2" office:value-type="string">
            <text:p text:style-name="P11">ssl</text:p>
          </table:table-cell>
          <table:table-cell table:style-name="Table1.A2" office:value-type="string">
            <text:p text:style-name="P13"/>
          </table:table-cell>
          <table:table-cell table:style-name="Table1.C2" office:value-type="string">
            <text:p text:style-name="Table_20_Contents"/>
          </table:table-cell>
        </table:table-row>
        <table:table-row table:style-name="TableLine94782714912768">
          <table:table-cell table:style-name="Table1.A2" office:value-type="string">
            <text:p text:style-name="P11"><text:span text:style-name="T19">ssl.</text:span>trust_store</text:p>
          </table:table-cell>
          <table:table-cell table:style-name="Table1.A2" office:value-type="string">
            <text:p text:style-name="P13"/>
          </table:table-cell>
          <table:table-cell table:style-name="Table1.C2" office:value-type="string">
            <text:p text:style-name="P22">The trust store for the system. This is needed if you are, for instance, contacting a service with a self-signed certificate.</text:p>
          </table:table-cell>
        </table:table-row>
        <table:table-row table:style-name="TableLine94782714910720">
          <table:table-cell table:style-name="Table1.A2" office:value-type="string">
            <text:p text:style-name="P11"/>
          </table:table-cell>
          <table:table-cell table:style-name="Table1.A2" office:value-type="string">
            <text:p text:style-name="P23">cert_dn</text:p>
          </table:table-cell>
          <table:table-cell table:style-name="Table1.C2" office:value-type="string">
            <text:p text:style-name="P24">The certificate distinguished name as found in the server’s certificate.</text:p>
          </table:table-cell>
        </table:table-row>
        <table:table-row table:style-name="TableLine94782714908672">
          <table:table-cell table:style-name="Table1.A2" office:value-type="string">
            <text:p text:style-name="P11"/>
          </table:table-cell>
          <table:table-cell table:style-name="Table1.A2" office:value-type="string">
            <text:p text:style-name="P23">path</text:p>
          </table:table-cell>
          <table:table-cell table:style-name="Table1.C2" office:value-type="string">
            <text:p text:style-name="P24">The full path to the certificate </text:p>
          </table:table-cell>
        </table:table-row>
        <table:table-row table:style-name="TableLine94782714906624">
          <table:table-cell table:style-name="Table1.A2" office:value-type="string">
            <text:p text:style-name="P11"/>
          </table:table-cell>
          <table:table-cell table:style-name="Table1.A2" office:value-type="string">
            <text:p text:style-name="P23">password</text:p>
          </table:table-cell>
          <table:table-cell table:style-name="Table1.C2" office:value-type="string">
            <text:p text:style-name="P24">The password for the certificate file</text:p>
          </table:table-cell>
        </table:table-row>
        <table:table-row table:style-name="TableLine94782714901504">
          <table:table-cell table:style-name="Table1.A2" office:value-type="string">
            <text:p text:style-name="P11"/>
          </table:table-cell>
          <table:table-cell table:style-name="Table1.A2" office:value-type="string">
            <text:p text:style-name="P23">use_java</text:p>
          </table:table-cell>
          <table:table-cell table:style-name="Table1.C2" office:value-type="string">
            <text:p text:style-name="P24">If true will also check the standard certs sent with Java. Default is <text:span text:style-name="T13">true</text:span><text:span text:style-name="T7">. </text:span><text:span text:style-name="T11">Note that you may have this false and the client can then only speak to exactly on server.</text:span></text:p>
          </table:table-cell>
        </table:table-row>
        <table:table-row table:style-name="TableLine94782714899456">
          <table:table-cell table:style-name="Table1.A2" office:value-type="string">
            <text:p text:style-name="P11"/>
          </table:table-cell>
          <table:table-cell table:style-name="Table1.A2" office:value-type="string">
            <text:p text:style-name="P23">type</text:p>
          </table:table-cell>
          <table:table-cell table:style-name="Table1.C2" office:value-type="string">
            <text:p text:style-name="P24">The trust store type. Supported types are JKS or PKCS12</text:p>
          </table:table-cell>
        </table:table-row>
        <table:table-row table:style-name="TableLine94782766330880">
          <table:table-cell table:style-name="Table1.A2" office:value-type="string">
            <text:p text:style-name="P11"><text:span text:style-name="T19">ssl.</text:span>keystore</text:p>
          </table:table-cell>
          <table:table-cell table:style-name="Table1.A2" office:value-type="string">
            <text:p text:style-name="P13"/>
          </table:table-cell>
          <table:table-cell table:style-name="Table1.C2" office:value-type="string">
            <text:p text:style-name="P22">The keystore. <text:span text:style-name="T20">G</text:span>enerally this is not used for clients. <text:span text:style-name="T20">Trust stores are used to contact other server, key stores are used for storing cert needed when receiving connections. The client itself never acts as a server.</text:span></text:p>
          </table:table-cell>
        </table:table-row>
        <table:table-row table:style-name="TableLine94782766328832">
          <table:table-cell table:style-name="Table1.A2" office:value-type="string">
            <text:p text:style-name="P11"/>
          </table:table-cell>
          <table:table-cell table:style-name="Table1.A2" office:value-type="string">
            <text:p text:style-name="P23">path</text:p>
          </table:table-cell>
          <table:table-cell table:style-name="Table1.C2" office:value-type="string">
            <text:p text:style-name="P24">The full path to the keystore</text:p>
          </table:table-cell>
        </table:table-row>
        <text:soft-page-break/>
        <table:table-row table:style-name="TableLine94782766323712">
          <table:table-cell table:style-name="Table1.A2" office:value-type="string">
            <text:p text:style-name="P11"/>
          </table:table-cell>
          <table:table-cell table:style-name="Table1.A2" office:value-type="string">
            <text:p text:style-name="P23">password</text:p>
          </table:table-cell>
          <table:table-cell table:style-name="Table1.C2" office:value-type="string">
            <text:p text:style-name="P24">The password for the key store</text:p>
          </table:table-cell>
        </table:table-row>
        <table:table-row table:style-name="TableLine94782766315520">
          <table:table-cell table:style-name="Table1.A2" office:value-type="string">
            <text:p text:style-name="P11"/>
          </table:table-cell>
          <table:table-cell table:style-name="Table1.A2" office:value-type="string">
            <text:p text:style-name="P23">type</text:p>
          </table:table-cell>
          <table:table-cell table:style-name="Table1.C2" office:value-type="string">
            <text:p text:style-name="P24">The type of keystore. Supported values are JKS or PKCS12.</text:p>
          </table:table-cell>
        </table:table-row>
        <table:table-row table:style-name="TableLine94782778597376">
          <table:table-cell table:style-name="Table1.A2" office:value-type="string">
            <text:p text:style-name="P11"/>
          </table:table-cell>
          <table:table-cell table:style-name="Table1.A2" office:value-type="string">
            <text:p text:style-name="P13"/>
          </table:table-cell>
          <table:table-cell table:style-name="Table1.C2" office:value-type="string">
            <text:p text:style-name="P22"/>
          </table:table-cell>
        </table:table-row>
        <table:table-row table:style-name="TableLine94782778593280">
          <table:table-cell table:style-name="Table1.A2" office:value-type="string">
            <text:p text:style-name="Standard">extended_attributes</text:p>
          </table:table-cell>
          <table:table-cell table:style-name="Table1.A2" office:value-type="string">
            <text:p text:style-name="P13"/>
          </table:table-cell>
          <table:table-cell table:style-name="Table1.C2" office:value-type="string">
            <text:p text:style-name="P22">Parameters sen<text:span text:style-name="T24">t</text:span> to the service. Normally these start with <text:span text:style-name="T13">org.oa4mp:</text:span><text:span text:style-name="T15"> </text:span><text:span text:style-name="T16">or</text:span><text:span text:style-name="T14"> org.cilogon: </text:span><text:span text:style-name="T16">and have a path</text:span></text:p>
          </table:table-cell>
        </table:table-row>
      </table:table>
      <text:p text:style-name="P25"/>
      <text:h text:style-name="Heading_20_3" text:outline-level="3">Notes</text:h>
      <text:p text:style-name="P27">The client may either specify the well-known endpoint for this service and all other values will be read from that. Or, it may specify the service URI and the system will create the default endpoints. Each endpoint, however, may be overridden explicit if you choose to do so.</text:p>
      <text:h text:style-name="P35" text:outline-level="2">Example</text:h>
      <text:p text:style-name="P28"/>
      <text:p text:style-name="Preformatted_20_Text">[root]</text:p>
      <text:p text:style-name="Preformatted_20_Text"><text:s text:c="9"/>jwks:='/home/ncsa/dev/csd/config/keys.jwk'</text:p>
      <text:p text:style-name="Preformatted_20_Text"><text:s text:c="7"/>scopes:='email','openid','profile','org.cilogon.userinfo'</text:p>
      <text:p text:style-name="P3"><text:span text:style-name="T20">max_</text:span>lifetime := 1000000 </text:p>
      <text:p text:style-name="P3"/>
      <text:p text:style-name="P3"><text:s text:c="2"/>[root.endpoints]</text:p>
      <text:p text:style-name="Preformatted_20_Text"><text:s text:c="2"/>well_known := 'https://localhost:9443/oauth2/.well-known/openid-configuration'</text:p>
      <text:p text:style-name="Preformatted_20_Text"/>
      <text:p text:style-name="Preformatted_20_Text"><text:s/>[root.logging]</text:p>
      <text:p text:style-name="Preformatted_20_Text"><text:s text:c="2"/>file:='/tmp/auto-test.log'</text:p>
      <text:p text:style-name="Preformatted_20_Text"><text:s text:c="2"/>size:=10<text:span text:style-name="T20">0</text:span>000</text:p>
      <text:p text:style-name="Preformatted_20_Text"><text:s/>count:=2</text:p>
      <text:p text:style-name="Preformatted_20_Text"><text:s text:c="2"/>name:='auto-test'</text:p>
      <text:p text:style-name="Preformatted_20_Text"><text:s/></text:p>
      <text:p text:style-name="Preformatted_20_Text"><text:s/>[root.assets]</text:p>
      <text:p text:style-name="Preformatted_20_Text"><text:s/>type:='file'</text:p>
      <text:p text:style-name="Preformatted_20_Text"><text:s/>path:='/tmp/oa4mp2/command-line'</text:p>
      <text:p text:style-name="Preformatted_20_Text"/>
      <text:p text:style-name="Preformatted_20_Text"><text:s text:c="3"/>[root.ssl.trust_store]</text:p>
      <text:p text:style-name="Preformatted_20_Text"><text:s text:c="7"/>path:='/<text:span text:style-name="T21">path/to/certs</text:span>/localhost.jks'</text:p>
      <text:p text:style-name="Preformatted_20_Text"><text:s text:c="3"/>password:='<text:span text:style-name="T21">mairzy doates</text:span>'</text:p>
      <text:p text:style-name="Preformatted_20_Text"><text:s text:c="7"/>type:='J<text:span text:style-name="T20">KS</text:span>'</text:p>
      <text:p text:style-name="Preformatted_20_Text"><text:s text:c="5"/>certDN:='CN=localhost'</text:p>
      <text:p text:style-name="Preformatted_20_Text"/>
      <text:p text:style-name="Preformatted_20_Text"><text:s/>[root.<text:span text:style-name="T21">extended_attributes</text:span>]</text:p>
      <text:p text:style-name="Preformatted_20_Text"><text:s text:c="7"/>oa4mp:/roles :='admin'</text:p>
      <text:p text:style-name="Preformatted_20_Text"><text:s text:c="3"/>oa4mp:/test/path :='a','b','c',42 <text:s/></text:p>
      <text:p text:style-name="Preformatted_20_Text"/>
      <text:p text:style-name="P5">/* <text:span text:style-name="T27">Now for another client that inherits from root *</text:span><text:span text:style-name="T10">/</text:span></text:p>
      <text:p text:style-name="Preformatted_20_Text">[commandline2]</text:p>
      <text:p text:style-name="Preformatted_20_Text">id:='ashigaru:command.line2'</text:p>
      <text:p text:style-name="Preformatted_20_Text">kid:='EC9FC3716AC4C22742EC98CF'</text:p>
      <text:p text:style-name="Preformatted_20_Text">extends:='root'</text:p>
      <text:p text:style-name="P9"/>
      <text:p text:style-name="Standard">So in this case <text:span text:style-name="T20">there is a root configuration which is incomplete. The other configuration, commandline2 inherits from it and specifies the id and key to use. </text:span></text:p>
      <text:p text:style-name="Standard"><text:soft-page-break/></text:p>
      <text:p text:style-name="P10">Note:<text:span text:style-name="T15"> You may load clients using their stem coordinates, e.g. in the CLI</text:span></text:p>
      <text:p text:style-name="P32"/>
      <text:p text:style-name="Preformatted_20_Text"/>
      <text:p text:style-name="P7">cli&gt;load oauth.basic.override /path/to/file.ini</text:p>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20T15:30:42.631768064</meta:creation-date>
    <dc:date>2024-06-01T23:50:51.360815030</dc:date>
    <meta:editing-duration>P6DT14H23M1S</meta:editing-duration>
    <meta:editing-cycles>14</meta:editing-cycles>
    <meta:generator>LibreOffice/6.4.7.2$Linux_X86_64 LibreOffice_project/40$Build-2</meta:generator>
    <meta:document-statistic meta:table-count="1" meta:image-count="0" meta:object-count="0" meta:page-count="5" meta:paragraph-count="150" meta:word-count="1005" meta:character-count="6393" meta:non-whitespace-character-count="5447"/>
  </office:meta>
</office:document-meta>
</file>